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5-11-0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5-07-2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5-04-22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5-02-1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4-10-21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4-08-12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4-05-0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4-02-01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3-10-2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3-07-25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3-04-2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3-02-0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2-12-0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2-08-08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2-05-10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2-01-26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1-11-1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1-08-10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1-05-05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0-11-1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0-08-11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0-05-12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20-02-0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9-11-18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9-08-0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9-04-3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9-01-2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8-11-1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8-07-3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8-04-2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8-01-30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7-10-2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7-08-0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7-05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7-02-0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6-11-1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6-08-1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6-05-1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6-02-2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5-11-1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5-08-1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5-05-1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5-02-1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4-11-2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4-08-1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4-05-0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4-02-1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3-10-3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3-08-0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3-05-0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3-01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2-11-0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2-07-3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2-05-0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2-02-0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1-11-0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1-08-0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1-05-04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1-02-08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0-11-0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0-08-04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0-05-0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10-02-10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9-11-0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9-08-0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9-05-05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9-02-0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8-11-06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8-08-0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8-05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8-01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7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7-08-2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7-05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7-02-1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6-11-03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6-08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6-05-24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6-02-0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5-11-0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5-08-08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5-05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5-02-1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4-11-01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4-08-1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4-05-07 0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4-02-18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2-05-0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1-05-0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1-02-16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200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9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9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9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9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9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8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8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8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8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8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87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8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8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8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7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7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6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6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6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6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3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3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2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F33D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197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94" meta:object-count="0"/>
    <meta:user-defined meta:name="AppVersion">3.0</meta:user-defined>
  </office:meta>
</office:document-meta>
</file>